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5fa13" officeooo:paragraph-rsid="0005fa13" style:font-size-asian="14pt" style:font-size-complex="14pt"/>
    </style:style>
    <style:style style:name="P3" style:family="paragraph" style:parent-style-name="Standard">
      <style:text-properties fo:font-size="14pt" fo:font-weight="bold" officeooo:rsid="0005fa13" officeooo:paragraph-rsid="0005fa1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2e67" officeooo:paragraph-rsid="00072e6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72e67" officeooo:paragraph-rsid="00072e67" style:font-size-asian="14pt" style:font-weight-asian="normal" style:font-size-complex="14pt" style:font-weight-complex="normal"/>
    </style:style>
    <style:style style:name="T1" style:family="text">
      <style:text-properties officeooo:rsid="000841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hmin Jayson S7 DS 14</text:p>
      <text:p text:style-name="P1"># Experiment 2 : Client Server communication using <text:span text:style-name="T1">UDP</text:span></text:p>
      <text:p text:style-name="P1"># Date : 18/8/23</text:p>
      <text:p text:style-name="P1"/>
      <text:p text:style-name="P3">server.py</text:p>
      <text:p text:style-name="P3"/>
      <text:p text:style-name="P1">import socket</text:p>
      <text:p text:style-name="P1"/>
      <text:p text:style-name="P1"/>
      <text:p text:style-name="P1">def main():</text:p>
      <text:p text:style-name="P1"><text:s text:c="4"/># AF_INET stands for ipv4 address family</text:p>
      <text:p text:style-name="P1"><text:s text:c="4"/># SOCK_STREAM stands for connection oriented socket (TCP)</text:p>
      <text:p text:style-name="P1"><text:s text:c="4"/>s = socket.socket(socket.AF_INET, socket.SOCK_STREAM)</text:p>
      <text:p text:style-name="P1"><text:s text:c="4"/>socketAddr = ('127.0.0.1', 12345)</text:p>
      <text:p text:style-name="P1"/>
      <text:p text:style-name="P1"><text:s text:c="4"/>s.bind(socketAddr)</text:p>
      <text:p text:style-name="P1"><text:s text:c="4"/>s.listen(5)</text:p>
      <text:p text:style-name="P1"/>
      <text:p text:style-name="P1"><text:s text:c="4"/>print("Server listening on port: {}".format(socketAddr[1]))</text:p>
      <text:p text:style-name="P1"><text:s text:c="4"/>c, addr = s.accept()</text:p>
      <text:p text:style-name="P1"><text:s text:c="4"/>print(c, addr)</text:p>
      <text:p text:style-name="P1"><text:s text:c="4"/>while True:</text:p>
      <text:p text:style-name="P1"><text:s text:c="8"/>message = c.recv(1024).decode()</text:p>
      <text:p text:style-name="P1"><text:s text:c="8"/>print(message)</text:p>
      <text:p text:style-name="P1"><text:s text:c="8"/>reply = input("Enter reply to client or 0 : ")</text:p>
      <text:p text:style-name="P1"/>
      <text:p text:style-name="P1"><text:s text:c="8"/>if reply == '0':</text:p>
      <text:p text:style-name="P1"><text:s text:c="12"/>c.close()</text:p>
      <text:p text:style-name="P1"><text:s text:c="12"/>return</text:p>
      <text:p text:style-name="P1"><text:s text:c="8"/></text:p>
      <text:p text:style-name="P1"><text:s text:c="8"/>c.send(reply.encode())</text:p>
      <text:p text:style-name="P1"/>
      <text:p text:style-name="P1"/>
      <text:p text:style-name="P1">if __name__ == "__main__":</text:p>
      <text:p text:style-name="P1"><text:s text:c="4"/>main()</text:p>
      <text:p text:style-name="P1"/>
      <text:p text:style-name="P3">client.py</text:p>
      <text:p text:style-name="P3"/>
      <text:p text:style-name="P1">import socket</text:p>
      <text:p text:style-name="P1"/>
      <text:p text:style-name="P1"/>
      <text:p text:style-name="P1">def main():</text:p>
      <text:p text:style-name="P1"><text:s text:c="4"/># AF_INET stands for ipv4 address family</text:p>
      <text:p text:style-name="P1"><text:s text:c="4"/># SOCK_STREAM stands for connection oriented socket (TCP)</text:p>
      <text:p text:style-name="P1"><text:s text:c="4"/>s = socket.socket(socket.AF_INET, socket.SOCK_STREAM)</text:p>
      <text:p text:style-name="P1"><text:soft-page-break/><text:s text:c="4"/>socketAddr = ('127.0.0.1', 12345)</text:p>
      <text:p text:style-name="P1"/>
      <text:p text:style-name="P1"><text:s text:c="4"/>s.connect(socketAddr)</text:p>
      <text:p text:style-name="P1"><text:s text:c="4"/>while True:</text:p>
      <text:p text:style-name="P1"><text:s text:c="8"/>chat = input("Enter the message to send to server or 0 to end connection : ")</text:p>
      <text:p text:style-name="P1"><text:s text:c="8"/>if chat == '0':</text:p>
      <text:p text:style-name="P1"><text:s text:c="12"/>return</text:p>
      <text:p text:style-name="P1"><text:s text:c="8"/></text:p>
      <text:p text:style-name="P1"><text:s text:c="8"/>s.send(chat.encode())</text:p>
      <text:p text:style-name="P1"><text:s text:c="8"/>message = s.recv(1024).decode()</text:p>
      <text:p text:style-name="P1"><text:s text:c="8"/>if message != '':</text:p>
      <text:p text:style-name="P1"><text:s text:c="12"/>print('Server message recieved : {}'.format(message))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2"/>
      <text:p text:style-name="P3">Output</text:p>
      <text:p text:style-name="P2"/>
      <text:p text:style-name="P4">Server.py</text:p>
      <text:p text:style-name="P5">Server listening on port: 12345</text:p>
      <text:p text:style-name="P5">&lt;socket.socket fd=4, family=AddressFamily.AF_INET, type=SocketKind.SOCK_STREAM, proto=0, laddr=('127.0.0.1', 12345), raddr=('127.0.0.1', 48502)&gt; ('127.0.0.1', 48502)</text:p>
      <text:p text:style-name="P5">Heyyaaa</text:p>
      <text:p text:style-name="P5">Enter reply to client or 0 : How are youuuuu??</text:p>
      <text:p text:style-name="P5">I'm gooddddd</text:p>
      <text:p text:style-name="P5">Enter reply to client or 0 : Same hereee</text:p>
      <text:p text:style-name="P5"/>
      <text:p text:style-name="P4">Client.py</text:p>
      <text:p text:style-name="P5">Enter the message to send to server or 0 to end connection : Heyyaaa</text:p>
      <text:p text:style-name="P5">Server message recieved : How are youuuuu??</text:p>
      <text:p text:style-name="P5">Enter the message to send to server or 0 to end connection : I'm gooddddd</text:p>
      <text:p text:style-name="P5">Server message recieved : Same hereee</text:p>
      <text:p text:style-name="P5">Enter the message to send to server or 0 to end connection :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2:33.400769885</meta:creation-date>
    <dc:date>2023-10-09T11:21:36.431735485</dc:date>
    <meta:editing-duration>PT59M2S</meta:editing-duration>
    <meta:editing-cycles>3</meta:editing-cycles>
    <meta:generator>LibreOffice/7.3.7.2$Linux_X86_64 LibreOffice_project/30$Build-2</meta:generator>
    <meta:print-date>2023-10-09T10:25:22.576843398</meta:print-date>
    <meta:document-statistic meta:table-count="0" meta:image-count="0" meta:object-count="0" meta:page-count="2" meta:paragraph-count="59" meta:word-count="255" meta:character-count="1943" meta:non-whitespace-character-count="1529"/>
  </office:meta>
</office:document-meta>
</file>